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0E09DA08835F3B75.png" manifest:media-type="image/png"/>
  <manifest:file-entry manifest:full-path="Pictures/10000001000007800000043841D6E5971E6C409C.png" manifest:media-type="image/png"/>
  <manifest:file-entry manifest:full-path="Pictures/1000000100000780000004389C0FDB6AD7DA6CFD.png" manifest:media-type="image/png"/>
  <manifest:file-entry manifest:full-path="Pictures/100000010000078000000438D55977ED0F2A5202.png" manifest:media-type="image/png"/>
  <manifest:file-entry manifest:full-path="Pictures/1000000100000780000004388003B959345F3536.png" manifest:media-type="image/png"/>
  <manifest:file-entry manifest:full-path="Pictures/100000010000078000000438DE08732C3032B515.png" manifest:media-type="image/png"/>
  <manifest:file-entry manifest:full-path="Pictures/100000010000078000000438E4C9BBB786C0B95B.png" manifest:media-type="image/png"/>
  <manifest:file-entry manifest:full-path="Pictures/100000010000078000000438FA68AD333A53664A.png" manifest:media-type="image/png"/>
  <manifest:file-entry manifest:full-path="Pictures/100000010000078000000438E43481DC860AD767.png" manifest:media-type="image/png"/>
  <manifest:file-entry manifest:full-path="Pictures/1000000100000780000004389FA7E0D1BE0B0378.png" manifest:media-type="image/png"/>
  <manifest:file-entry manifest:full-path="Pictures/100000010000078000000438834FA99B68250F9C.png" manifest:media-type="image/png"/>
  <manifest:file-entry manifest:full-path="Pictures/10000001000007800000043843021C9FEBFA496A.png" manifest:media-type="image/png"/>
  <manifest:file-entry manifest:full-path="Pictures/100000010000078000000438F1EC2AD28983A6A8.png" manifest:media-type="image/png"/>
  <manifest:file-entry manifest:full-path="Pictures/1000000100000780000004387B96F4AA893C5F66.png" manifest:media-type="image/png"/>
  <manifest:file-entry manifest:full-path="Pictures/1000000100000780000004386831B970AAA39E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826cm, 25.16cm, 1.4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8.905cm, 7.9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27.083cm, 0.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4.502cm, 1.2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4.299cm, 1.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4.705cm, 1.10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3.844cm, 0.85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4.402cm, 1.06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4.098cm, 1.16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3.795cm, 1.1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22.477cm, 0.81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4.248cm, 1.1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23.237cm, 1.32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295cm, 24.047cm, 1.00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23.44cm, 1.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5" draw:name="Изображение1" text:anchor-type="char" svg:width="14.358cm" svg:height="13.056cm" draw:z-index="0"><draw:image xlink:href="Pictures/10000001000007800000043841D6E5971E6C409C.png" xlink:type="simple" xlink:show="embed" xlink:actuate="onLoad" draw:mime-type="image/png"/></draw:frame><draw:frame draw:style-name="fr14" draw:name="Изображение2" text:anchor-type="char" svg:x="1.52cm" svg:y="13.344cm" svg:width="14.014cm" svg:height="10.996cm" draw:z-index="1"><draw:image xlink:href="Pictures/100000010000078000000438D55977ED0F2A5202.png" xlink:type="simple" xlink:show="embed" xlink:actuate="onLoad" draw:mime-type="image/png"/></draw:frame><text:soft-page-break/><text:s text:c="76"/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3" draw:name="Изображение3" text:anchor-type="char" svg:width="13.827cm" svg:height="11.612cm" draw:z-index="2"><draw:image xlink:href="Pictures/1000000100000780000004388003B959345F3536.png" xlink:type="simple" xlink:show="embed" xlink:actuate="onLoad" draw:mime-type="image/png"/></draw:frame><draw:frame draw:style-name="fr12" draw:name="Изображение4" text:anchor-type="char" svg:x="1.076cm" svg:y="12.023cm" svg:width="14.416cm" svg:height="11.633cm" draw:z-index="3"><draw:image xlink:href="Pictures/1000000100000780000004389C0FDB6AD7DA6CFD.png" xlink:type="simple" xlink:show="embed" xlink:actuate="onLoad" draw:mime-type="image/png"/></draw:frame><text:soft-page-break/><text:s text:c="45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1" draw:name="Изображение5" text:anchor-type="char" svg:width="13.54cm" svg:height="11.213cm" draw:z-index="4"><draw:image xlink:href="Pictures/1000000100000780000004380E09DA08835F3B75.png" xlink:type="simple" xlink:show="embed" xlink:actuate="onLoad" draw:mime-type="image/png"/></draw:frame><draw:frame draw:style-name="fr10" draw:name="Изображение6" text:anchor-type="char" svg:x="1.563cm" svg:y="11.43cm" svg:width="13.866cm" svg:height="11.996cm" draw:z-index="5"><draw:image xlink:href="Pictures/100000010000078000000438FA68AD333A53664A.png" xlink:type="simple" xlink:show="embed" xlink:actuate="onLoad" draw:mime-type="image/png"/></draw:frame><text:soft-page-break/><text:s text:c="28"/></text:p>
      <text:p text:style-name="Standard"/>
      <text:p text:style-name="Standard"/>
      <text:p text:style-name="Standard"/>
      <text:p text:style-name="Standard"><draw:frame draw:style-name="fr9" draw:name="Изображение7" text:anchor-type="char" svg:x="0.312cm" svg:y="-1.312cm" svg:width="16.376cm" svg:height="12.642cm" draw:z-index="6"><draw:image xlink:href="Pictures/100000010000078000000438DE08732C3032B515.png" xlink:type="simple" xlink:show="embed" xlink:actuate="onLoad" draw:mime-type="image/png"/></draw:frame><draw:frame draw:style-name="fr8" draw:name="Изображение8" text:anchor-type="char" svg:x="0.208cm" svg:y="11.675cm" svg:width="16.258cm" svg:height="12.236cm" draw:z-index="7"><draw:image xlink:href="Pictures/100000010000078000000438E4C9BBB786C0B95B.png" xlink:type="simple" xlink:show="embed" xlink:actuate="onLoad" draw:mime-type="image/png"/></draw:frame><text:soft-page-break/><text:s text:c="2"/></text:p>
      <text:p text:style-name="Standard"/>
      <text:p text:style-name="Standard"/>
      <text:p text:style-name="Standard"><draw:frame draw:style-name="fr7" draw:name="Изображение9" text:anchor-type="char" svg:x="0.399cm" svg:y="-0.72cm" svg:width="14.639cm" svg:height="11.174cm" draw:z-index="8"><draw:image xlink:href="Pictures/100000010000078000000438E43481DC860AD767.png" xlink:type="simple" xlink:show="embed" xlink:actuate="onLoad" draw:mime-type="image/png"/></draw:frame><draw:frame draw:style-name="fr6" draw:name="Изображение10" text:anchor-type="char" svg:x="0.536cm" svg:y="10.453cm" svg:width="14.818cm" svg:height="12.13cm" draw:z-index="9"><draw:image xlink:href="Pictures/1000000100000780000004389FA7E0D1BE0B0378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Изображение11" text:anchor-type="char" svg:x="0.584cm" svg:y="-0.741cm" svg:width="15.861cm" svg:height="11.601cm" draw:z-index="10"><draw:image xlink:href="Pictures/100000010000078000000438834FA99B68250F9C.png" xlink:type="simple" xlink:show="embed" xlink:actuate="onLoad" draw:mime-type="image/png"/></draw:frame><draw:frame draw:style-name="fr4" draw:name="Изображение12" text:anchor-type="char" svg:x="0.504cm" svg:y="11.053cm" svg:width="16.131cm" svg:height="13.227cm" draw:z-index="11"><draw:image xlink:href="Pictures/10000001000007800000043843021C9FEBFA496A.png" xlink:type="simple" xlink:show="embed" xlink:actuate="onLoad" draw:mime-type="image/png"/></draw:frame><text:soft-page-break/></text:p>
      <text:p text:style-name="Standard"><text:s/></text:p>
      <text:p text:style-name="Standard"><draw:frame draw:style-name="fr3" draw:name="Изображение13" text:anchor-type="char" svg:width="15.743cm" svg:height="13.169cm" draw:z-index="12"><draw:image xlink:href="Pictures/100000010000078000000438F1EC2AD28983A6A8.png" xlink:type="simple" xlink:show="embed" xlink:actuate="onLoad" draw:mime-type="image/png"/></draw:frame><draw:frame draw:style-name="fr2" draw:name="Изображение14" text:anchor-type="char" svg:x="0.624cm" svg:y="13.36cm" svg:width="16.111cm" svg:height="10.716cm" draw:z-index="13"><draw:image xlink:href="Pictures/1000000100000780000004387B96F4AA893C5F66.png" xlink:type="simple" xlink:show="embed" xlink:actuate="onLoad" draw:mime-type="image/png"/></draw:frame><text:soft-page-break/></text:p>
      <text:p text:style-name="Standard"/>
      <text:p text:style-name="Standard"><text:s text:c="2"/></text:p>
      <text:p text:style-name="Standard"><draw:frame draw:style-name="fr1" draw:name="Изображение15" text:anchor-type="char" svg:x="-0.596cm" svg:y="-0.9cm" svg:width="15.305cm" svg:height="6.182cm" draw:z-index="14"><draw:image xlink:href="Pictures/1000000100000780000004386831B970AAA39ED0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3:27:31.412000000</meta:creation-date>
    <dc:date>2023-12-21T13:39:31.612000000</dc:date>
    <meta:editing-duration>PT12M</meta:editing-duration>
    <meta:editing-cycles>2</meta:editing-cycles>
    <meta:generator>LibreOffice/7.6.0.3$Windows_X86_64 LibreOffice_project/69edd8b8ebc41d00b4de3915dc82f8f0fc3b6265</meta:generator>
    <meta:document-statistic meta:table-count="0" meta:image-count="15" meta:object-count="0" meta:page-count="11" meta:paragraph-count="7" meta:word-count="0" meta:character-count="155" meta:non-whitespace-character-count="0"/>
  </office:meta>
</office:document-meta>
</file>